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5c82" officeooo:paragraph-rsid="00185c82"/>
    </style:style>
    <style:style style:name="P2" style:family="paragraph" style:parent-style-name="Standard" style:list-style-name="L1">
      <style:text-properties officeooo:rsid="00185c82" officeooo:paragraph-rsid="00185c82"/>
    </style:style>
    <style:style style:name="P3" style:family="paragraph" style:parent-style-name="Standard" style:list-style-name="L2">
      <style:text-properties officeooo:rsid="00185c82" officeooo:paragraph-rsid="00185c82"/>
    </style:style>
    <style:style style:name="P4" style:family="paragraph" style:parent-style-name="Standard" style:list-style-name="L2">
      <style:text-properties officeooo:rsid="00190b06" officeooo:paragraph-rsid="00190b06"/>
    </style:style>
    <style:style style:name="P5" style:family="paragraph" style:parent-style-name="Standard" style:list-style-name="L3">
      <style:text-properties officeooo:rsid="00190b06" officeooo:paragraph-rsid="00190b06"/>
    </style:style>
    <style:style style:name="P6" style:family="paragraph" style:parent-style-name="Standard" style:list-style-name="L4">
      <style:text-properties officeooo:rsid="001afea4" officeooo:paragraph-rsid="001afea4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85c82" officeooo:paragraph-rsid="00185c82" style:font-weight-asian="bold" style:font-weight-complex="bold"/>
    </style:style>
    <style:style style:name="P8" style:family="paragraph" style:parent-style-name="Header">
      <style:text-properties officeooo:rsid="001afea4" officeooo:paragraph-rsid="001afea4"/>
    </style:style>
    <style:style style:name="T1" style:family="text">
      <style:text-properties officeooo:rsid="00190b0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7">The Drucker Exercise</text:p>
      <text:p text:style-name="P1"/>
      <text:p text:style-name="P1">What are my top three strengths?</text:p>
      <text:list xml:id="list1711609361432219826" text:style-name="L1">
        <text:list-item>
          <text:p text:style-name="P2">Thinking about things from different angles</text:p>
        </text:list-item>
        <text:list-item>
          <text:p text:style-name="P2">Providing input</text:p>
        </text:list-item>
        <text:list-item>
          <text:p text:style-name="P2">Thinking of the future <text:span text:style-name="T1">(futurism)</text:span></text:p>
        </text:list-item>
      </text:list>
      <text:p text:style-name="P1"/>
      <text:p text:style-name="P1">How do I perform?</text:p>
      <text:list xml:id="list8325364161195384797" text:style-name="L2">
        <text:list-item>
          <text:p text:style-name="P3">I like variety and <text:span text:style-name="T1">learning new things</text:span></text:p>
        </text:list-item>
        <text:list-item>
          <text:p text:style-name="P3">I <text:span text:style-name="T1">don’t like routine humdrum</text:span></text:p>
        </text:list-item>
        <text:list-item>
          <text:p text:style-name="P4">I work best in the morning or late at night</text:p>
          <text:p text:style-name="P4"/>
        </text:list-item>
      </text:list>
      <text:p text:style-name="P1">What are your values?</text:p>
      <text:list xml:id="list2344638172261075599" text:style-name="L3">
        <text:list-item>
          <text:p text:style-name="P5">Integrity</text:p>
        </text:list-item>
        <text:list-item>
          <text:p text:style-name="P5">Honesty</text:p>
        </text:list-item>
        <text:list-item>
          <text:p text:style-name="P5">Respect</text:p>
        </text:list-item>
      </text:list>
      <text:p text:style-name="P1"/>
      <text:p text:style-name="P1">What results can you contribute and what should you be expected to deliver?</text:p>
      <text:list xml:id="list4085080008865764183" text:style-name="L4">
        <text:list-item>
          <text:p text:style-name="P6">New learnings</text:p>
        </text:list-item>
        <text:list-item>
          <text:p text:style-name="P6">A tidy, organised data set</text:p>
        </text:list-item>
        <text:list-item>
          <text:p text:style-name="P6">A working programm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fea4" officeooo:paragraph-rsid="001afea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eil Birrell<text:tab/>Nbir012<text:tab/>432467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8T17:41:42.756067071</meta:creation-date>
    <dc:date>2016-07-28T18:06:34.426302366</dc:date>
    <meta:editing-duration>PT3M41S</meta:editing-duration>
    <meta:editing-cycles>1</meta:editing-cycles>
    <meta:document-statistic meta:table-count="0" meta:image-count="0" meta:object-count="0" meta:page-count="1" meta:paragraph-count="19" meta:word-count="95" meta:character-count="487" meta:non-whitespace-character-count="423"/>
    <meta:generator>LibreOffice/5.1.4.2$Linux_X86_64 LibreOffice_project/10m0$Build-2</meta:generator>
  </office:meta>
</office:document-meta>
</file>